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475f"/>
    </style:style>
    <style:style style:name="P2" style:family="paragraph" style:parent-style-name="Standard">
      <style:text-properties officeooo:rsid="000e475f" officeooo:paragraph-rsid="000e475f"/>
    </style:style>
    <style:style style:name="T1" style:family="text">
      <style:text-properties officeooo:rsid="000e475f"/>
    </style:style>
    <style:style style:name="T2" style:family="text">
      <style:text-properties officeooo:rsid="000e8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fx.scene.image.Image;<text:tab/><text:tab/><text:tab/>// <text:span text:style-name="T2">nicht awt-Version !</text:span></text:p>
      <text:p text:style-name="Standard">import javafx.scene.image.ImageView;</text:p>
      <text:p text:style-name="Standard"/>
      <text:p text:style-name="Standard"/>
      <text:p text:style-name="Standard"/>
      <text:p text:style-name="Standard">// <text:s text:c="3"/>// Pfad von src-Ordner zur png-Datei:</text:p>
      <text:p text:style-name="Standard">// <text:s text:c="3"/>private URL url = this.getClass().getResource("/bilder/bird_0.png");</text:p>
      <text:p text:style-name="Standard">// <text:s text:c="3"/>Image image = new Image(url.toString());</text:p>
      <text:p text:style-name="Standard"><text:s text:c="4"/>// oder kürzer (Pfad von src-Ordner zur png-Datei):</text:p>
      <text:p text:style-name="Standard"><text:s text:c="4"/>Image image = new Image("/bilder/bird_4.png");</text:p>
      <text:p text:style-name="Standard"><text:s text:c="4"/>private ImageView bild = new ImageView(image);</text:p>
      <text:p text:style-name="Standard"/>
      <text:p text:style-name="Standard"><text:s/>pane.getChildren().add(bild);<text:tab/>// <text:span text:style-name="T2">Hinzufügen des ImageView-Objektes zur pa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0:18:23.688000000</meta:creation-date>
    <meta:generator>LibreOffice/6.1.6.3$Windows_X86_64 LibreOffice_project/5896ab1714085361c45cf540f76f60673dd96a72</meta:generator>
    <dc:date>2020-02-14T11:03:13.245000000</dc:date>
    <meta:editing-duration>PT11M50S</meta:editing-duration>
    <meta:editing-cycles>2</meta:editing-cycles>
    <meta:document-statistic meta:table-count="0" meta:image-count="0" meta:object-count="0" meta:page-count="1" meta:paragraph-count="9" meta:word-count="53" meta:character-count="487" meta:non-whitespace-character-count="419"/>
  </office:meta>
</office:document-meta>
</file>